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4.937cm" table:align="right"/>
    </style:style>
    <style:style style:name="Table1.A" style:family="table-column">
      <style:table-column-properties style:column-width="3.374cm"/>
    </style:style>
    <style:style style:name="Table1.B" style:family="table-column">
      <style:table-column-properties style:column-width="5.867cm"/>
    </style:style>
    <style:style style:name="Table1.C" style:family="table-column">
      <style:table-column-properties style:column-width="3.586cm"/>
    </style:style>
    <style:style style:name="Table1.D" style:family="table-column">
      <style:table-column-properties style:column-width="2.11cm"/>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4.937cm" table:align="right"/>
    </style:style>
    <style:style style:name="Table2.A" style:family="table-column">
      <style:table-column-properties style:column-width="3.374cm"/>
    </style:style>
    <style:style style:name="Table2.B" style:family="table-column">
      <style:table-column-properties style:column-width="5.867cm"/>
    </style:style>
    <style:style style:name="Table2.C" style:family="table-column">
      <style:table-column-properties style:column-width="3.586cm"/>
    </style:style>
    <style:style style:name="Table2.D" style:family="table-column">
      <style:table-column-properties style:column-width="2.11cm"/>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4.937cm" table:align="right"/>
    </style:style>
    <style:style style:name="Table3.A" style:family="table-column">
      <style:table-column-properties style:column-width="3.374cm"/>
    </style:style>
    <style:style style:name="Table3.B" style:family="table-column">
      <style:table-column-properties style:column-width="5.867cm"/>
    </style:style>
    <style:style style:name="Table3.C" style:family="table-column">
      <style:table-column-properties style:column-width="3.586cm"/>
    </style:style>
    <style:style style:name="Table3.D" style:family="table-column">
      <style:table-column-properties style:column-width="2.11cm"/>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left"/>
    </style:style>
    <style:style style:name="Table4.A" style:family="table-column">
      <style:table-column-properties style:column-width="3.715cm"/>
    </style:style>
    <style:style style:name="Table4.B" style:family="table-column">
      <style:table-column-properties style:column-width="2.607cm"/>
    </style:style>
    <style:style style:name="Table4.C" style:family="table-column">
      <style:table-column-properties style:column-width="10.679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5.616cm"/>
    </style:style>
    <style:style style:name="Table5.B" style:family="table-column">
      <style:table-column-properties style:column-width="2.628cm"/>
    </style:style>
    <style:style style:name="Table5.C" style:family="table-column">
      <style:table-column-properties style:column-width="8.756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5.722cm"/>
    </style:style>
    <style:style style:name="Table6.B" style:family="table-column">
      <style:table-column-properties style:column-width="5.584cm"/>
    </style:style>
    <style:style style:name="Table6.C" style:family="table-column">
      <style:table-column-properties style:column-width="5.694cm"/>
    </style:style>
    <style:style style:name="Table6.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Standard">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style:font-size-asian="12pt" style:font-size-complex="12pt"/>
    </style:style>
    <style:style style:name="P7" style:family="paragraph" style:parent-style-name="Standard">
      <style:paragraph-properties fo:text-align="center" style:justify-single-word="false"/>
      <style:text-properties fo:font-size="18pt" style:text-underline-style="none" fo:font-weight="bold" style:font-size-asian="18pt" style:font-weight-asian="bold" style:font-size-complex="18pt" style:font-weight-complex="bold"/>
    </style:style>
    <style:style style:name="P8" style:family="paragraph" style:parent-style-name="Heading_20_3">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Heading_20_3">
      <style:paragraph-properties fo:text-align="center" style:justify-single-word="false"/>
    </style:style>
    <style:style style:name="P10" style:family="paragraph" style:parent-style-name="Text_20_body">
      <style:text-properties fo:font-size="12pt" style:text-underline-style="none" fo:font-weight="normal" style:font-size-asian="12pt" style:font-weight-asian="normal" style:font-size-complex="12pt" style:font-weight-complex="normal"/>
    </style:style>
    <style:style style:name="P11" style:family="paragraph" style:parent-style-name="Text_20_body">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3" style:family="paragraph" style:parent-style-name="Text_20_body">
      <style:paragraph-properties fo:text-align="center" style:justify-single-word="false"/>
      <style:text-properties fo:font-size="18pt" style:text-underline-style="none" fo:font-weight="normal" style:font-size-asian="18pt" style:font-weight-asian="normal" style:font-size-complex="18pt" style:font-weight-complex="normal"/>
    </style:style>
    <style:style style:name="P14" style:family="paragraph" style:parent-style-name="Text_20_body">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15" style:family="paragraph" style:parent-style-name="Text_20_body">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6" style:family="paragraph" style:parent-style-name="Table_20_Contents">
      <style:paragraph-properties fo:text-align="start" style:justify-single-word="false"/>
      <style:text-properties fo:font-size="12pt" style:font-size-asian="12pt" style:font-size-complex="12pt"/>
    </style:style>
    <style:style style:name="P17" style:family="paragraph" style:parent-style-name="Table_20_Contents">
      <style:paragraph-properties fo:text-align="center" style:justify-single-word="false"/>
      <style:text-properties fo:font-size="12pt" style:font-size-asian="12pt" style:font-size-complex="12pt"/>
    </style:style>
    <style:style style:name="P18"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9" style:family="paragraph" style:parent-style-name="Table_20_Contents">
      <style:paragraph-properties fo:margin-top="0cm" fo:margin-bottom="0cm" fo:line-height="120%" fo:padding="0.176cm" fo:border="0.035cm solid #000000" style:writing-mode="lr-tb"/>
      <style:text-properties fo:font-variant="normal" fo:text-transform="none" fo:color="#000000" style:text-line-through-style="none" style:font-name="Google Sans" fo:font-size="12pt" fo:font-style="normal" style:text-underline-style="none" fo:font-weight="bold" style:text-blinking="false" fo:background-color="transparent"/>
    </style:style>
    <style:style style:name="P20" style:family="paragraph" style:parent-style-name="Table_20_Contents">
      <style:paragraph-properties fo:margin-top="0cm" fo:margin-bottom="0cm" fo:line-height="120%" fo:text-align="center" style:justify-single-word="false" fo:padding="0.176cm" fo:border="0.035cm solid #000000" style:writing-mode="lr-tb"/>
      <style:text-properties fo:font-variant="normal" fo:text-transform="none" fo:color="#000000" style:text-line-through-style="none" style:font-name="Google Sans" fo:font-size="12pt" fo:font-style="normal" style:text-underline-style="none" fo:font-weight="bold" style:text-blinking="false" fo:background-color="transparent"/>
    </style:style>
    <style:style style:name="P21" style:family="paragraph" style:parent-style-name="Table_20_Contents">
      <style:paragraph-properties fo:margin-top="0cm" fo:margin-bottom="0cm" fo:line-height="120%" fo:padding="0.176cm" fo:border="0.035cm solid #000000" style:writing-mode="lr-tb"/>
      <style:text-properties fo:font-variant="normal" fo:text-transform="none" fo:color="#000000" style:text-line-through-style="none" style:font-name="Google Sans" fo:font-size="12pt" fo:font-style="normal" style:text-underline-style="none" fo:font-weight="normal" style:text-blinking="false" fo:background-color="transparent"/>
    </style:style>
    <style:style style:name="P22" style:family="paragraph" style:parent-style-name="Table_20_Contents">
      <style:paragraph-properties fo:margin-top="0cm" fo:margin-bottom="0cm" fo:line-height="120%" fo:padding="0.176cm" fo:border="0.035cm solid #000000" style:writing-mode="lr-tb"/>
    </style:style>
    <style:style style:name="P23" style:family="paragraph" style:parent-style-name="Table_20_Heading">
      <style:paragraph-properties fo:margin-top="0cm" fo:margin-bottom="0cm" fo:line-height="120%" fo:text-align="center" style:justify-single-word="false" fo:padding="0.176cm" fo:border="0.035cm solid #000000" style:writing-mode="lr-tb"/>
      <style:text-properties fo:font-variant="normal" fo:text-transform="none" fo:color="#000000" style:text-line-through-style="none" style:font-name="Google Sans" fo:font-size="12pt" fo:font-style="normal" style:text-underline-style="none" fo:font-weight="bold" style:text-blinking="false" fo:background-color="transparent"/>
    </style:style>
    <style:style style:name="P24" style:family="paragraph" style:parent-style-name="Text_20_body">
      <style:paragraph-properties fo:margin-top="0cm" fo:margin-bottom="0cm" fo:line-height="138%" style:writing-mode="lr-tb"/>
      <style:text-properties fo:font-variant="normal" fo:text-transform="none" fo:color="#000000" style:text-line-through-style="none" style:text-underline-style="none" style:text-blinking="false" fo:background-color="transparent"/>
    </style:style>
    <style:style style:name="P25" style:family="paragraph" style:parent-style-name="Heading_20_2">
      <style:paragraph-properties fo:text-align="center" style:justify-single-word="false"/>
      <style:text-properties fo:font-size="12pt" style:text-underline-style="none" fo:font-weight="bold" style:font-size-asian="12pt" style:font-weight-asian="bold" style:font-size-complex="12pt" style:font-weight-complex="bold"/>
    </style:style>
    <style:style style:name="P26" style:family="paragraph" style:parent-style-name="Heading_20_2">
      <style:text-properties fo:font-size="15pt" style:text-underline-style="none" fo:font-weight="bold" style:font-size-asian="15pt" style:font-weight-asian="bold" style:font-size-complex="15pt" style:font-weight-complex="bold"/>
    </style:style>
    <style:style style:name="P27" style:family="paragraph" style:parent-style-name="Text_20_body" style:list-style-name="L8"/>
    <style:style style:name="P28" style:family="paragraph" style:parent-style-name="Text_20_body" style:list-style-name="L8">
      <style:text-properties fo:font-size="12pt" style:text-underline-style="none" fo:font-weight="normal" style:font-size-asian="12pt" style:font-weight-asian="normal" style:font-size-complex="12pt" style:font-weight-complex="normal"/>
    </style:style>
    <style:style style:name="P29" style:family="paragraph" style:parent-style-name="Text_20_body" style:list-style-name="L9">
      <style:text-properties fo:font-size="12pt" style:text-underline-style="none" fo:font-weight="normal" style:font-size-asian="12pt" style:font-weight-asian="normal" style:font-size-complex="12pt" style:font-weight-complex="normal"/>
    </style:style>
    <style:style style:name="P30" style:family="paragraph" style:parent-style-name="Text_20_body" style:list-style-name="L10">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1" style:family="paragraph" style:parent-style-name="Text_20_body" style:list-style-name="L11">
      <style:text-properties fo:font-size="12pt" style:text-underline-style="none" fo:font-weight="normal" style:font-size-asian="12pt" style:font-weight-asian="normal" style:font-size-complex="12pt" style:font-weight-complex="normal"/>
    </style:style>
    <style:style style:name="P32" style:family="paragraph" style:parent-style-name="Text_20_body" style:list-style-name="L10">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0" style:family="paragraph" style:parent-style-name="Standard" style:list-style-name="L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1" style:family="paragraph" style:parent-style-name="Standard" style:list-style-name="L4">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2" style:family="paragraph" style:parent-style-name="Standard" style:list-style-name="L5">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3" style:family="paragraph" style:parent-style-name="Standard" style:list-style-name="L6">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4"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45" style:family="paragraph" style:parent-style-name="Standard" style:list-style-name="L1">
      <style:paragraph-properties fo:text-align="start" style:justify-single-word="false"/>
    </style:style>
    <style:style style:name="P46" style:family="paragraph" style:parent-style-name="Standard" style:list-style-name="L3"/>
    <style:style style:name="T1" style:family="text">
      <style:text-properties fo:font-weight="normal" style:font-weight-asian="normal" style:font-weight-complex="normal"/>
    </style:style>
    <style:style style:name="T2" style:family="text">
      <style:text-properties fo:font-size="12pt" style:text-underline-style="none" fo:font-weight="normal" style:font-size-asian="12pt" style:font-weight-asian="normal" style:font-size-complex="12pt" style:font-weight-complex="normal"/>
    </style:style>
    <style:style style:name="T3" style:family="text">
      <style:text-properties fo:font-size="12pt" style:text-underline-style="none" fo:font-weight="bold" style:font-size-asian="12pt" style:font-weight-asian="bold" style:font-size-complex="12pt" style:font-weight-complex="bold"/>
    </style:style>
    <style:style style:name="T4" style:family="text">
      <style:text-properties fo:language="en" fo:country="none"/>
    </style:style>
    <style:style style:name="T5" style:family="text">
      <style:text-properties fo:language="en" fo:country="none"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style:text-underline-style="none"/>
    </style:style>
    <style:style style:name="T10" style:family="text">
      <style:text-properties fo:font-variant="normal" fo:text-transform="none" fo:color="#000000" style:text-line-through-style="none" style:font-name="Google Sans" fo:font-size="12pt" fo:font-style="normal" style:text-underline-style="none" fo:font-weight="normal" style:text-blinking="false" fo:background-color="transparent"/>
    </style:style>
    <style:style style:name="T11" style:family="text">
      <style:text-properties fo:font-variant="normal" fo:text-transform="none" fo:color="#000000" style:text-line-through-style="none" style:font-name="Google Sans" fo:font-size="12pt" fo:font-style="normal" style:text-underline-style="none" fo:font-weight="normal" style:text-blinking="false" fo:background-color="#ffffff"/>
    </style:style>
    <style:style style:name="T12" style:family="text">
      <style:text-properties fo:font-variant="normal" fo:text-transform="none" fo:color="#000000" style:text-line-through-style="none" style:text-underline-style="none" style:text-blinking="false" fo:background-color="transparen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urse 2: Security Risk Management</text:p>
      <text:p text:style-name="P1"/>
      <text:p text:style-name="P3">CISSP Security Domains</text:p>
      <text:p text:style-name="P2"/>
      <text:p text:style-name="P5">Used for the creation of a tasks schelude, the identification of security gaps and the stablishment of a security posture, which is the ability to manage its defense of critical assets and data, and react to change.</text:p>
      <text:p text:style-name="P2"/>
      <text:list xml:id="list3992600311875998140" text:style-name="L1">
        <text:list-item>
          <text:p text:style-name="P39">Security and Risk Management: Focused on defining security objectives, risk mitigation, compliance (security policies, regulatory requirements, and independent standards), business continuity (risk disaster recovery plans), and legal regulations.</text:p>
        </text:list-item>
        <text:list-item>
          <text:p text:style-name="P39">Asset Security: Focused on securing digital and physical assets, and the safe management of data.</text:p>
        </text:list-item>
        <text:list-item>
          <text:p text:style-name="P45"><text:span text:style-name="T2">Security Architecture and Engineering: Focused on optimizing data security by ensuring the use of suitable and effective tools, systems, and processes in an organization. It relies strongly on the concept of “Shared Responsability”, which means that all individuals within an organization take an </text:span><text:span text:style-name="T3">active </text:span><text:span text:style-name="T2">role in lowering risk and maintaining security (P</text:span><text:span text:style-name="T4">rinciple of Least Privilege</text:span><text:span text:style-name="T2">).</text:span></text:p>
        </text:list-item>
        <text:list-item>
          <text:p text:style-name="P39">Communication and Network Security: Focused on managing and securing physical networks and wireless communications.</text:p>
        </text:list-item>
        <text:list-item>
          <text:p text:style-name="P45"><text:span text:style-name="T2">Identity and Access Management: Focused on access and authorization of data, by making sure users </text:span><text:span text:style-name="T3">follow established policies to control and manage assets</text:span><text:span text:style-name="T2">. The main approach is for the individuals to have access only to relevant data for them, and to not share it in other ways different from the ones stablished. It has 4 main components: </text:span></text:p>
        </text:list-item>
      </text:list>
      <text:list xml:id="list6089253008048968491" text:style-name="L2">
        <text:list-item>
          <text:list>
            <text:list-item>
              <text:p text:style-name="P40">Identification: An entity with a unique value for the identification of the individual.</text:p>
            </text:list-item>
            <text:list-item>
              <text:p text:style-name="P40">Authentication: Verification process to prove a person's identity.</text:p>
            </text:list-item>
            <text:list-item>
              <text:p text:style-name="P40">Authorization: Role-based access capability to different logical and physical assets.</text:p>
            </text:list-item>
            <text:list-item>
              <text:p text:style-name="P40">Accountability: Monitoring and recording user actions.</text:p>
            </text:list-item>
          </text:list>
        </text:list-item>
      </text:list>
      <text:list xml:id="list5386375568443961466" text:style-name="L3">
        <text:list-item>
          <text:p text:style-name="P46">Security assesstment and Testing: Focused on conducting security control testing, collecting and analyzing data, and conducting audits to monitor for risks, threats, and vulnerabilities. This can be achieved with “Pentesting”, <text:span text:style-name="T5">an authorized simulated cyberattack, performed to evaluate the security of a system</text:span>.</text:p>
        </text:list-item>
        <text:list-item>
          <text:p text:style-name="P46">Security Operations: Focused on conducting investigations (after incidents have been indentified) and implementing preventative measures.</text:p>
        </text:list-item>
        <text:list-item>
          <text:p text:style-name="P46">Software Development Security: Focuses on using secure coding practices. It relies on ensuring each phase of the software development lifecycle undergoes security reviews. For example, performing secure design reviews during the design phase,secure code reviews during the development and testing phases, and penetration testing during the deployment and implementation phase.</text:p>
        </text:list-item>
      </text:list>
      <text:list xml:id="list34518708" text:continue-list="list6089253008048968491" text:style-name="L2">
        <text:list-header>
          <text:p text:style-name="P40"/>
        </text:list-header>
      </text:list>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Common threats, risks and vulnerabilities</text:p>
      <text:p text:style-name="P5"/>
      <text:p text:style-name="P3">THREAT</text:p>
      <text:p text:style-name="P3"/>
      <text:p text:style-name="P6"><text:span text:style-name="T1">A threat is any circumstance or event that can negatively impact assets. A common example is </text:span><text:span text:style-name="T7">social engineering attack:</text:span><text:span text:style-name="T1"> a manipulation technique that exploits human error to gain private information, access, or valuables. A commom sub-category of them is </text:span><text:span text:style-name="T7">phishing</text:span><text:span text:style-name="T1">.</text:span></text:p>
      <text:p text:style-name="P5"/>
      <text:p text:style-name="P3">RISK</text:p>
      <text:p text:style-name="P3"/>
      <text:p text:style-name="P5">A risk is anything that can impact the confidentiality, integrity, or availability of an asset. Organizations tend to rate risks at three different levels: low, medium and high.</text:p>
      <text:list xml:id="list8023326268969256716" text:style-name="L4">
        <text:list-item>
          <text:p text:style-name="P41">Low-risk asset is one that would not harm the organization's finance, reputation or ongoing operations if compromised.</text:p>
        </text:list-item>
        <text:list-item>
          <text:p text:style-name="P41">Medium-risk asset is one that's not available to the public and may cause some damage.</text:p>
        </text:list-item>
        <text:list-item>
          <text:p text:style-name="P41">High-risk asset is one protected by regulations or laws, which if compromised would have a severe negative impact.</text:p>
        </text:list-item>
      </text:list>
      <text:p text:style-name="P5"/>
      <text:p text:style-name="P3">VULNERABILITY</text:p>
      <text:p text:style-name="P5"/>
      <text:p text:style-name="P6"><text:span text:style-name="T1">A vulnerability is a weakness that can be exploited by a </text:span><text:span text:style-name="T7">threat</text:span><text:span text:style-name="T1">. In order to be a </text:span><text:span text:style-name="T7">risk</text:span><text:span text:style-name="T1"> there must be a </text:span><text:span text:style-name="T7">vulnerability</text:span><text:span text:style-name="T1"> and a </text:span><text:span text:style-name="T7">threat</text:span><text:span text:style-name="T1"> present.</text:span></text:p>
      <text:p text:style-name="P5"/>
      <text:p text:style-name="P3">RANSOMWARE</text:p>
      <text:p text:style-name="P5"/>
      <text:p text:style-name="P6"><text:span text:style-name="T1">A ransomware is a malicious attack where threat actors </text:span><text:span text:style-name="T7">encrypt an organization's data</text:span><text:span text:style-name="T1"> and demand payment to restore access, before providing a decryption key to allow them to return to their normal business operations. Its negotiations can occur through the dark web.</text:span></text:p>
      <text:p text:style-name="P5">There are 3 layers to the web</text:p>
      <text:list xml:id="list2904904856523850296" text:style-name="L5">
        <text:list-item>
          <text:p text:style-name="P42">Surface web: Layer that most users use.</text:p>
        </text:list-item>
        <text:list-item>
          <text:p text:style-name="P42">Deep web: Usually requires authorization to access it. An organization's intranet is a common example.</text:p>
        </text:list-item>
        <text:list-item>
          <text:p text:style-name="P42">Dark web: Can only be accessed using special software. Because of its secrecy, it's the most common choice for criminal activity.<text:line-break/></text:p>
        </text:list-item>
      </text:list>
      <text:p text:style-name="P3">KEY IMPACTS OF THREATS, RISKS AND VULNERABILITIES</text:p>
      <text:p text:style-name="P5"/>
      <text:list xml:id="list4082182593486317966" text:style-name="L6">
        <text:list-item>
          <text:p text:style-name="P43">Financial Impact: These can be caused by interrupted production and services, the cost to correct the issue and fines is assets are compromised because of non-compliance with laws and regulations.</text:p>
        </text:list-item>
        <text:list-item>
          <text:p text:style-name="P43">Identity Theft: PII can be sold through the dark web.</text:p>
        </text:list-item>
        <text:list-item>
          <text:p text:style-name="P43">Damaged Reputation: A solid costumer base supports and organization's missions, visions and financial goas. A reduction in trust, can lead to customers seeking new business relationships elsewhere or create bad press.</text:p>
        </text:list-item>
      </text:list>
      <text:p text:style-name="P5"/>
      <text:p text:style-name="P5"/>
      <text:p text:style-name="P5"/>
      <text:p text:style-name="P5"/>
      <text:p text:style-name="P5"/>
      <text:p text:style-name="P5"/>
      <text:p text:style-name="P5"/>
      <text:p text:style-name="P7"><text:soft-page-break/>Risk Management Framework</text:p>
      <text:p text:style-name="P4"><text:line-break/>The National Institute of Standards and Technology (NIST) provides many framework for security professionals to manage risks, threats and vulnerabilities. One of them is RMF.</text:p>
      <text:p text:style-name="P4"/>
      <text:p text:style-name="P4">The RMF implements several steps to follow:</text:p>
      <text:list xml:id="list3939721356942224398" text:style-name="L7">
        <text:list-item>
          <text:p text:style-name="P44">Prepare: Activities that are necessary to manage security and privacy risks before a breach occurs.</text:p>
        </text:list-item>
        <text:list-item>
          <text:p text:style-name="P44">Categorize: Used to develop risk management processess and tasks by thinking about how confidentiality, integrity and availability of systems and information can be impacted by risk.</text:p>
        </text:list-item>
        <text:list-item>
          <text:p text:style-name="P44">Select: Choose, customize, and capture documentation of the controls that protect an organization, like keeping a playbook up-to-date or helping to manage other documentation that allows your team to address issues more efficiently.</text:p>
        </text:list-item>
        <text:list-item>
          <text:p text:style-name="P44">Implement: Implement security and privacy plans for the organization, for ongoing security risks.</text:p>
        </text:list-item>
        <text:list-item>
          <text:p text:style-name="P44">Assess: Determine if established controls are implemented correctly.</text:p>
        </text:list-item>
        <text:list-item>
          <text:p text:style-name="P44">Authorize: Being accountable for the security and privacy risks that may exist in an organization.</text:p>
        </text:list-item>
        <text:list-item>
          <text:p text:style-name="P44">Monitor: Be aware of how systems are operating.<text:line-break/></text:p>
        </text:list-item>
      </text:list>
      <text:p text:style-name="P4"/>
      <text:h text:style-name="P8" text:outline-level="3"><text:span text:style-name="Strong_20_Emphasis"/></text:h>
      <text:h text:style-name="P9" text:outline-level="3"><text:span text:style-name="Strong_20_Emphasis"/></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8" text:outline-level="3"><text:soft-page-break/><text:span text:style-name="Strong_20_Emphasis">Vulnerabilidades</text:span></text:h>
      <text:p text:style-name="Text_20_body">Una <text:span text:style-name="Strong_20_Emphasis">vulnerabilidad</text:span> es una debilidad que puede ser aprovechada por una amenaza. Por lo tanto, las organizaciones deben inspeccionar periódicamente sus sistemas en busca de vulnerabilidades. Algunas de estas pueden ser:</text:p>
      <text:list xml:id="list8716982404233915980" text:style-name="L8">
        <text:list-item>
          <text:p text:style-name="P27"><text:span text:style-name="Strong_20_Emphasis">ProxyLogon:</text:span> una vulnerabilidad preautenticada que afecta al servidor de Microsoft Exchange. Esto significa que un agente de amenaza puede completar un proceso de autenticación de usuario para implementar código malicioso desde una ubicación remota.</text:p>
        </text:list-item>
        <text:list-item>
          <text:p text:style-name="P27"><text:span text:style-name="Strong_20_Emphasis">ZeroLogon:</text:span> una vulnerabilidad en el protocolo de autenticación Netlogon de Microsoft. Un protocolo de autenticación es una forma de verificar la identidad de una persona. Netlogon es un servicio que garantiza la identidad de un usuario antes de permitirle el acceso a la ubicación de un sitio web.</text:p>
        </text:list-item>
        <text:list-item>
          <text:p text:style-name="P27"><text:span text:style-name="Strong_20_Emphasis">Log4Shell:</text:span> posibilita a los atacantes ejecutar código Java en la computadora de otra persona o filtrar información confidencial. Para ello, permite a un atacante remoto tomar el control de dispositivos conectados a Internet y ejecutar código malicioso.</text:p>
        </text:list-item>
        <text:list-item>
          <text:p text:style-name="P27"><text:span text:style-name="Strong_20_Emphasis">PetitPotam:</text:span> afecta al gestor de redes de área local (LAN) de nueva tecnología de Windows (NTLM). Se trata de una técnica de robo que permite a un atacante basado en LAN iniciar una solicitud de autenticación.</text:p>
        </text:list-item>
        <text:list-item>
          <text:p text:style-name="P27"><text:span text:style-name="Strong_20_Emphasis">Fallos de registro y supervisión de la seguridad:</text:span> capacidades de registro y supervisión insuficientes que dan lugar a que quienes perpetran un ataque aprovechen vulnerabilidades sin que la organización lo sepa.</text:p>
        </text:list-item>
        <text:list-item>
          <text:p text:style-name="P28"><text:span text:style-name="Strong_20_Emphasis">Falsificación de solicitudes del lado del servidor:</text:span> permite a quienes perpetran un ataque manipular una aplicación del lado del servidor para que acceda a recursos backend y los actualice. También puede permitir que los agentes de amenaza roben datos.</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xt:soft-page-break/>NIST Cybersecurity Framework (CSF)</text:p>
      <text:p text:style-name="P10"/>
      <text:p text:style-name="P14">Core functions:</text:p>
      <text:list xml:id="list7128136270735145874" text:style-name="L9">
        <text:list-item>
          <text:p text:style-name="P29">Identify: Management of cybersecurity risk and its effect on an organization's people and assets.</text:p>
        </text:list-item>
        <text:list-item>
          <text:p text:style-name="P29">Protect: The strategy used to protect an organization through the implementation of policies, procedures, training, and tools that help <text:span text:style-name="T8">mitigate</text:span> cybersecurity threats.</text:p>
        </text:list-item>
        <text:list-item>
          <text:p text:style-name="P29">Detect: Identifying potential security incidents and improving monitoring capabilities to increase the speed and efficiency of detections.</text:p>
        </text:list-item>
        <text:list-item>
          <text:p text:style-name="P29">Respond: Making sure that the proper procedures and used to contain, neutralize, and analyze security incidents, and implement improvements to the security process. It's the process of analyzing an incident and suggesting improvements to processed used on it, to prevent it from happening again.</text:p>
        </text:list-item>
        <text:list-item>
          <text:p text:style-name="P29">Recover: The process of returning affected systems back to normal operation.</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text:soft-page-break/>Security Audit:</text:p>
      <text:p text:style-name="P11">A review of an organization's security controls, policies, and procedures against a set of expectations.</text:p>
      <text:p text:style-name="P12">Types:</text:p>
      <text:list xml:id="list5474691839349073378" text:style-name="L10">
        <text:list-item>
          <text:p text:style-name="P32">Internal:<text:span text:style-name="T9"> </text:span></text:p>
          <text:list>
            <text:list-item>
              <text:p text:style-name="P30">Identify organizational risk</text:p>
            </text:list-item>
            <text:list-item>
              <text:p text:style-name="P30">Assess controls</text:p>
            </text:list-item>
            <text:list-item>
              <text:p text:style-name="P30">Correct compliance issues</text:p>
            </text:list-item>
          </text:list>
          <text:p text:style-name="P32">Common elements of internal audits</text:p>
          <text:list text:continue-numbering="true">
            <text:list-item>
              <text:p text:style-name="P30"><text:span text:style-name="T6">Establishing the scope and goals</text:span>: </text:p>
              <text:list>
                <text:list-item>
                  <text:p text:style-name="P30">Scope: The specific criteria of an internal security audit. Scope requires organizations to identify people, assets, policies, procedures and technologies that might impact an organization's security posture.</text:p>
                </text:list-item>
                <text:list-item>
                  <text:p text:style-name="P30">Goals: An outline of the organization's security objectives, or what they want to achieve in order to improve their security posture.</text:p>
                </text:list-item>
              </text:list>
            </text:list-item>
            <text:list-item>
              <text:p text:style-name="P30"><text:span text:style-name="T6">Conducting a risk assessment</text:span>: Identifying potential threats, risks, and vulnerabilities. This helps organizations consider what security measures should be implemented and monitored to ensure the safety of assets.</text:p>
            </text:list-item>
            <text:list-item>
              <text:p text:style-name="P30"><text:span text:style-name="T6">Completing a controls assessmente</text:span>: Involves closely reviewing an organization's existing assets, then evaluating potential risks to those assets to ensure internal controls and processes are effective. Control categories are</text:p>
              <text:list>
                <text:list-item>
                  <text:p text:style-name="P30">Administrative controls: Human component of cybersecurity. They include policies and procedures that define how an organization manages data, such as the implementation of password policies, and clearly defines employee responsibilities, including their role in protecting the organization.</text:p>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17">Administrative Controls</text:p>
          </table:table-cell>
          <table:covered-table-cell/>
          <table:covered-table-cell/>
          <table:covered-table-cell/>
        </table:table-row>
        <table:table-row>
          <table:table-cell table:style-name="Table1.A2" office:value-type="string">
            <text:p text:style-name="P18">Control name</text:p>
          </table:table-cell>
          <table:table-cell table:style-name="Table1.A2" office:value-type="string">
            <text:p text:style-name="P18">Control type and explanation</text:p>
          </table:table-cell>
          <table:table-cell table:style-name="Table1.A2" office:value-type="string">
            <text:p text:style-name="P18">Needs to be implemented (X)</text:p>
          </table:table-cell>
          <table:table-cell table:style-name="Table1.D2" office:value-type="string">
            <text:p text:style-name="P18">Priority</text:p>
          </table:table-cell>
        </table:table-row>
        <table:table-row>
          <table:table-cell table:style-name="Table1.A2" office:value-type="string">
            <text:p text:style-name="P16">Password policies</text:p>
          </table:table-cell>
          <table:table-cell table:style-name="Table1.A2" office:value-type="string">
            <text:p text:style-name="P16">Preventative; establish password strength rules to improve security/reduce likelihood of account compromise through brute force or dictionary attack techniques</text:p>
          </table:table-cell>
          <table:table-cell table:style-name="Table1.A2" office:value-type="string">
            <text:p text:style-name="P16">X</text:p>
          </table:table-cell>
          <table:table-cell table:style-name="Table1.D2" office:value-type="string">
            <text:p text:style-name="P16">High</text:p>
          </table:table-cell>
        </table:table-row>
      </table:table>
      <text:list xml:id="list34515388" text:continue-numbering="true" text:style-name="L10">
        <text:list-item>
          <text:list>
            <text:list-item>
              <text:list>
                <text:list-header>
                  <text:p text:style-name="P30"/>
                </text:list-header>
                <text:list-item>
                  <text:p text:style-name="P30">Technical controls: consist of solutions such as firewalls, intrusion detection systems (IDS), intrusion prevention systems (IPS), antivirus (AV) products, encryption, etc.</text:p>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17">Technical Controls</text:p>
          </table:table-cell>
          <table:covered-table-cell/>
          <table:covered-table-cell/>
          <table:covered-table-cell/>
        </table:table-row>
        <table:table-row>
          <table:table-cell table:style-name="Table2.A2" office:value-type="string">
            <text:p text:style-name="P18">Control name</text:p>
          </table:table-cell>
          <table:table-cell table:style-name="Table2.A2" office:value-type="string">
            <text:p text:style-name="P18">Control type and explanation</text:p>
          </table:table-cell>
          <table:table-cell table:style-name="Table2.A2" office:value-type="string">
            <text:p text:style-name="P18">Needs to be implemented (X)</text:p>
          </table:table-cell>
          <table:table-cell table:style-name="Table2.D2" office:value-type="string">
            <text:p text:style-name="P18">Priority</text:p>
          </table:table-cell>
        </table:table-row>
        <table:table-row>
          <table:table-cell table:style-name="Table2.A2" office:value-type="string">
            <text:p text:style-name="P16">Intrusion Detection System <text:soft-page-break/>(IDS)</text:p>
          </table:table-cell>
          <table:table-cell table:style-name="Table2.A2" office:value-type="string">
            <text:p text:style-name="P16">Detective; allows IT team to identify possible intrusions (i.e. <text:soft-page-break/>anomalous traffic) quickly</text:p>
          </table:table-cell>
          <table:table-cell table:style-name="Table2.A2" office:value-type="string">
            <text:p text:style-name="P16">X</text:p>
          </table:table-cell>
          <table:table-cell table:style-name="Table2.D2" office:value-type="string">
            <text:p text:style-name="P16">High</text:p>
          </table:table-cell>
        </table:table-row>
        <table:table-row>
          <table:table-cell table:style-name="Table2.A2" office:value-type="string">
            <text:p text:style-name="P16">Encryption</text:p>
          </table:table-cell>
          <table:table-cell table:style-name="Table2.A2" office:value-type="string">
            <text:p text:style-name="P16">Deterrent; makes confidential information/data more secure (i.e., website payment transations)</text:p>
          </table:table-cell>
          <table:table-cell table:style-name="Table2.A2" office:value-type="string">
            <text:p text:style-name="P16">X</text:p>
          </table:table-cell>
          <table:table-cell table:style-name="Table2.D2" office:value-type="string">
            <text:p text:style-name="P16">High</text:p>
          </table:table-cell>
        </table:table-row>
      </table:table>
      <text:list xml:id="list34533681" text:continue-numbering="true" text:style-name="L10">
        <text:list-item>
          <text:list>
            <text:list-item>
              <text:list>
                <text:list-header>
                  <text:p text:style-name="P30"/>
                </text:list-header>
                <text:list-item>
                  <text:p text:style-name="P30">Physical controls: include door locks, cabinet locks, surveillance, cameras, badge readers, etc.</text:p>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17">Physical Controls</text:p>
          </table:table-cell>
          <table:covered-table-cell/>
          <table:covered-table-cell/>
          <table:covered-table-cell/>
        </table:table-row>
        <table:table-row>
          <table:table-cell table:style-name="Table3.A2" office:value-type="string">
            <text:p text:style-name="P18">Control name</text:p>
          </table:table-cell>
          <table:table-cell table:style-name="Table3.A2" office:value-type="string">
            <text:p text:style-name="P18">Control type and explanation</text:p>
          </table:table-cell>
          <table:table-cell table:style-name="Table3.A2" office:value-type="string">
            <text:p text:style-name="P18">Needs to be implemented (X)</text:p>
          </table:table-cell>
          <table:table-cell table:style-name="Table3.D2" office:value-type="string">
            <text:p text:style-name="P18">Priority</text:p>
          </table:table-cell>
        </table:table-row>
        <table:table-row>
          <table:table-cell table:style-name="Table3.A2" office:value-type="string">
            <text:p text:style-name="P16">Close-circuit television (CCTV) surveillance</text:p>
          </table:table-cell>
          <table:table-cell table:style-name="Table3.A2" office:value-type="string">
            <text:p text:style-name="P16">Preventative/detective; can reduce risk of certain events; can be used after event for investigation</text:p>
          </table:table-cell>
          <table:table-cell table:style-name="Table3.A2" office:value-type="string">
            <text:p text:style-name="P16">X</text:p>
          </table:table-cell>
          <table:table-cell table:style-name="Table3.D2" office:value-type="string">
            <text:p text:style-name="P16">High</text:p>
          </table:table-cell>
        </table:table-row>
        <table:table-row>
          <table:table-cell table:style-name="Table3.A2" office:value-type="string">
            <text:p text:style-name="P16">Locks Encryption</text:p>
          </table:table-cell>
          <table:table-cell table:style-name="Table3.A2" office:value-type="string">
            <text:p text:style-name="P16">Preventative; physical and digital assets are more secure</text:p>
          </table:table-cell>
          <table:table-cell table:style-name="Table3.A2" office:value-type="string">
            <text:p text:style-name="P16">X</text:p>
          </table:table-cell>
          <table:table-cell table:style-name="Table3.D2" office:value-type="string">
            <text:p text:style-name="P16">High</text:p>
          </table:table-cell>
        </table:table-row>
      </table:table>
      <text:list xml:id="list34525906" text:continue-numbering="true" text:style-name="L10">
        <text:list-item>
          <text:list>
            <text:list-item>
              <text:p text:style-name="P30"><text:span text:style-name="T6">Assessing compliance</text:span>: Adhering to necessary compliance regulations.</text:p>
            </text:list-item>
            <text:list-item>
              <text:p text:style-name="P30"><text:span text:style-name="T6">Communicating results</text:span>: they summarizes scope and goals, list existing risks and notes how quickly they need to be addressed. Additionally, identifies compliance regulation the organization needs to adhere to, and provides recommendations for improving the organization's security posture. </text:p>
            </text:list-item>
          </text:list>
        </text:list-item>
        <text:list-item>
          <text:p text:style-name="P32">External</text:p>
        </text:list-item>
      </text:list>
      <text:p text:style-name="P10"/>
      <text:p text:style-name="P14">Control types</text:p>
      <text:list xml:id="list1846652265862021690" text:style-name="L11">
        <text:list-item>
          <text:p text:style-name="P31">Preventative: to <text:span text:style-name="T8">prevent</text:span> an incident from occurring in the first place.</text:p>
        </text:list-item>
        <text:list-item>
          <text:p text:style-name="P31">Corrective: to <text:span text:style-name="T8">restore</text:span> an asset after an incident.</text:p>
        </text:list-item>
        <text:list-item>
          <text:p text:style-name="P31">Detective: to determine whether an incident has occurred or is in progress.</text:p>
        </text:list-item>
        <text:list-item>
          <text:p text:style-name="P31">Deterrent: to <text:span text:style-name="T8">discourage</text:span> attacks.</text:p>
        </text:list-item>
        <text:list-item>
          <text:p text:style-name="P31">Compensatory: To reinforce existent security controls.</text:p>
        </text:list-item>
      </text:list>
      <text:p text:style-name="P4"><text:bookmark text:name="docs-internal-guid-ef6b5805-7fff-d6dd-23f3-346df3c52c20"/></text:p>
      <text:p text:style-name="P24"/>
      <table:table table:name="Table4" table:style-name="Table4">
        <table:table-column table:style-name="Table4.A"/>
        <table:table-column table:style-name="Table4.B"/>
        <table:table-column table:style-name="Table4.C"/>
        <table:table-header-rows>
          <table:table-row>
            <table:table-cell table:style-name="Table4.A1" table:number-columns-spanned="3" office:value-type="string">
              <text:p text:style-name="P23">Administrative/Managerial Controls</text:p>
            </table:table-cell>
            <table:covered-table-cell/>
            <table:covered-table-cell/>
          </table:table-row>
        </table:table-header-rows>
        <table:table-row>
          <table:table-cell table:style-name="Table4.A1" office:value-type="string">
            <text:p text:style-name="P19">Control Name</text:p>
          </table:table-cell>
          <table:table-cell table:style-name="Table4.A1" office:value-type="string">
            <text:p text:style-name="P19">Control Type</text:p>
          </table:table-cell>
          <table:table-cell table:style-name="Table4.A1" office:value-type="string">
            <text:p text:style-name="P19">Control Purpose</text:p>
          </table:table-cell>
        </table:table-row>
        <table:table-row>
          <table:table-cell table:style-name="Table4.A1" office:value-type="string">
            <text:p text:style-name="P21">Least Privilege</text:p>
          </table:table-cell>
          <table:table-cell table:style-name="Table4.A1" office:value-type="string">
            <text:p text:style-name="P21">Preventative</text:p>
          </table:table-cell>
          <table:table-cell table:style-name="Table4.A1" office:value-type="string">
            <text:p text:style-name="P22"><text:span text:style-name="T10">Reduce risk and </text:span><text:span text:style-name="T11">overall impact</text:span><text:span text:style-name="T12"> </text:span><text:span text:style-name="T10">of malicious insider or compromised accounts</text:span></text:p>
          </table:table-cell>
        </table:table-row>
        <table:table-row>
          <table:table-cell table:style-name="Table4.A1" office:value-type="string">
            <text:p text:style-name="P21">Disaster recovery plans</text:p>
          </table:table-cell>
          <table:table-cell table:style-name="Table4.A1" office:value-type="string">
            <text:p text:style-name="P21">Corrective</text:p>
            <text:p text:style-name="Table_20_Contents"/>
          </table:table-cell>
          <table:table-cell table:style-name="Table4.A1" office:value-type="string">
            <text:p text:style-name="P21">Provide business continuity</text:p>
          </table:table-cell>
        </table:table-row>
        <text:soft-page-break/>
        <table:table-row>
          <table:table-cell table:style-name="Table4.A1" office:value-type="string">
            <text:p text:style-name="P21">Password policies</text:p>
          </table:table-cell>
          <table:table-cell table:style-name="Table4.A1" office:value-type="string">
            <text:p text:style-name="P21">Preventative</text:p>
          </table:table-cell>
          <table:table-cell table:style-name="Table4.A1" office:value-type="string">
            <text:p text:style-name="P21">Reduce likelihood of account compromise through brute force or dictionary attack techniques</text:p>
          </table:table-cell>
        </table:table-row>
        <table:table-row>
          <table:table-cell table:style-name="Table4.A1" office:value-type="string">
            <text:p text:style-name="P21">Access control policies</text:p>
          </table:table-cell>
          <table:table-cell table:style-name="Table4.A1" office:value-type="string">
            <text:p text:style-name="P21">Preventative</text:p>
          </table:table-cell>
          <table:table-cell table:style-name="Table4.A1" office:value-type="string">
            <text:p text:style-name="P21">Bolster confidentiality and integrity by defining which groups can access or modify data</text:p>
          </table:table-cell>
        </table:table-row>
        <table:table-row>
          <table:table-cell table:style-name="Table4.A1" office:value-type="string">
            <text:p text:style-name="P21">Account management policies</text:p>
          </table:table-cell>
          <table:table-cell table:style-name="Table4.A1" office:value-type="string">
            <text:p text:style-name="P21">Preventative</text:p>
          </table:table-cell>
          <table:table-cell table:style-name="Table4.A1" office:value-type="string">
            <text:p text:style-name="P22"><text:span text:style-name="T10">Managing account lifecycle, reducing attack surface, and limiting </text:span><text:span text:style-name="T11">overall impact</text:span><text:span text:style-name="T12"> </text:span><text:span text:style-name="T10">from disgruntled former employees and default account usage</text:span></text:p>
          </table:table-cell>
        </table:table-row>
        <table:table-row>
          <table:table-cell table:style-name="Table4.A1" office:value-type="string">
            <text:p text:style-name="P21">Separation of duties</text:p>
          </table:table-cell>
          <table:table-cell table:style-name="Table4.A1" office:value-type="string">
            <text:p text:style-name="P21">Preventative</text:p>
          </table:table-cell>
          <table:table-cell table:style-name="Table4.A1" office:value-type="string">
            <text:p text:style-name="P22"><text:span text:style-name="T10">Reduce risk and </text:span><text:span text:style-name="T11">overall impact</text:span><text:span text:style-name="T12"> </text:span><text:span text:style-name="T10">of malicious insider or compromised accounts</text:span></text:p>
          </table:table-cell>
        </table:table-row>
      </table:table>
      <text:p text:style-name="Text_20_body"><text:line-break/></text:p>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20">Technical Controls</text:p>
          </table:table-cell>
          <table:covered-table-cell/>
          <table:covered-table-cell/>
        </table:table-row>
        <table:table-row>
          <table:table-cell table:style-name="Table5.A1" office:value-type="string">
            <text:p text:style-name="P19">Control Name</text:p>
          </table:table-cell>
          <table:table-cell table:style-name="Table5.A1" office:value-type="string">
            <text:p text:style-name="P19">Control Type</text:p>
          </table:table-cell>
          <table:table-cell table:style-name="Table5.A1" office:value-type="string">
            <text:p text:style-name="P19">Control Purpose</text:p>
          </table:table-cell>
        </table:table-row>
        <table:table-row>
          <table:table-cell table:style-name="Table5.A1" office:value-type="string">
            <text:p text:style-name="P21">Firewall</text:p>
            <text:p text:style-name="Table_20_Contents"/>
          </table:table-cell>
          <table:table-cell table:style-name="Table5.A1" office:value-type="string">
            <text:p text:style-name="P21">Preventative</text:p>
          </table:table-cell>
          <table:table-cell table:style-name="Table5.A1" office:value-type="string">
            <text:p text:style-name="P21">To filter unwanted or malicious traffic from entering the network</text:p>
          </table:table-cell>
        </table:table-row>
        <table:table-row>
          <table:table-cell table:style-name="Table5.A1" office:value-type="string">
            <text:p text:style-name="P21">IDS/IPS</text:p>
          </table:table-cell>
          <table:table-cell table:style-name="Table5.A1" office:value-type="string">
            <text:p text:style-name="P21">Detective</text:p>
          </table:table-cell>
          <table:table-cell table:style-name="Table5.A1" office:value-type="string">
            <text:p text:style-name="P21">To detect and prevent anomalous traffic that matches a signature or rule</text:p>
          </table:table-cell>
        </table:table-row>
        <table:table-row>
          <table:table-cell table:style-name="Table5.A1" office:value-type="string">
            <text:p text:style-name="P21">Encryption</text:p>
            <text:p text:style-name="Table_20_Contents"/>
          </table:table-cell>
          <table:table-cell table:style-name="Table5.A1" office:value-type="string">
            <text:p text:style-name="P21">Deterrent</text:p>
          </table:table-cell>
          <table:table-cell table:style-name="Table5.A1" office:value-type="string">
            <text:p text:style-name="P21">Provide confidentiality to sensitive information</text:p>
          </table:table-cell>
        </table:table-row>
        <table:table-row>
          <table:table-cell table:style-name="Table5.A1" office:value-type="string">
            <text:p text:style-name="P21">Backups</text:p>
          </table:table-cell>
          <table:table-cell table:style-name="Table5.A1" office:value-type="string">
            <text:p text:style-name="P21">Corrective</text:p>
          </table:table-cell>
          <table:table-cell table:style-name="Table5.A1" office:value-type="string">
            <text:p text:style-name="P21">Restore/recover from an event</text:p>
          </table:table-cell>
        </table:table-row>
        <table:table-row>
          <table:table-cell table:style-name="Table5.A1" office:value-type="string">
            <text:p text:style-name="P21">Password management</text:p>
          </table:table-cell>
          <table:table-cell table:style-name="Table5.A1" office:value-type="string">
            <text:p text:style-name="P21">Preventative</text:p>
          </table:table-cell>
          <table:table-cell table:style-name="Table5.A1" office:value-type="string">
            <text:p text:style-name="P21">Reduce password fatigue</text:p>
          </table:table-cell>
        </table:table-row>
        <table:table-row>
          <table:table-cell table:style-name="Table5.A1" office:value-type="string">
            <text:p text:style-name="P21">Antivirus (AV) software</text:p>
          </table:table-cell>
          <table:table-cell table:style-name="Table5.A1" office:value-type="string">
            <text:p text:style-name="P21">Corrective</text:p>
          </table:table-cell>
          <table:table-cell table:style-name="Table5.A1" office:value-type="string">
            <text:p text:style-name="P21">Detect and quarantine known threats</text:p>
          </table:table-cell>
        </table:table-row>
        <table:table-row>
          <table:table-cell table:style-name="Table5.A1" office:value-type="string">
            <text:p text:style-name="P21">Manual monitoring, maintenance, and intervention</text:p>
          </table:table-cell>
          <table:table-cell table:style-name="Table5.A1" office:value-type="string">
            <text:p text:style-name="P21">Preventative</text:p>
          </table:table-cell>
          <table:table-cell table:style-name="Table5.A1" office:value-type="string">
            <text:p text:style-name="P21">Necessary to identify and manage threats, risks, or vulnerabilities to out-of-date systems</text:p>
          </table:table-cell>
        </table:table-row>
      </table:table>
      <text:p text:style-name="Text_20_body"><text:line-break/><text:line-break/></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20">Physical/Operational Controls</text:p>
          </table:table-cell>
          <table:covered-table-cell/>
          <table:covered-table-cell/>
        </table:table-row>
        <text:soft-page-break/>
        <table:table-row>
          <table:table-cell table:style-name="Table6.A1" office:value-type="string">
            <text:p text:style-name="P19">Control Name</text:p>
          </table:table-cell>
          <table:table-cell table:style-name="Table6.A1" office:value-type="string">
            <text:p text:style-name="P19">Control Type</text:p>
          </table:table-cell>
          <table:table-cell table:style-name="Table6.A1" office:value-type="string">
            <text:p text:style-name="P19">Control Purpose</text:p>
          </table:table-cell>
        </table:table-row>
        <table:table-row>
          <table:table-cell table:style-name="Table6.A1" office:value-type="string">
            <text:p text:style-name="P21">Time-controlled safe</text:p>
          </table:table-cell>
          <table:table-cell table:style-name="Table6.A1" office:value-type="string">
            <text:p text:style-name="P21">Deterrent</text:p>
          </table:table-cell>
          <table:table-cell table:style-name="Table6.A1" office:value-type="string">
            <text:p text:style-name="P22"><text:span text:style-name="T10">Reduce attack surface and </text:span><text:span text:style-name="T11">overall impact</text:span><text:span text:style-name="T12"> </text:span><text:span text:style-name="T10">from physical threats</text:span></text:p>
          </table:table-cell>
        </table:table-row>
        <table:table-row>
          <table:table-cell table:style-name="Table6.A1" office:value-type="string">
            <text:p text:style-name="P21">Adequate lighting</text:p>
          </table:table-cell>
          <table:table-cell table:style-name="Table6.A1" office:value-type="string">
            <text:p text:style-name="P21">Deterrent</text:p>
          </table:table-cell>
          <table:table-cell table:style-name="Table6.A1" office:value-type="string">
            <text:p text:style-name="P21">Deter threats by limiting “hiding” places</text:p>
          </table:table-cell>
        </table:table-row>
        <table:table-row>
          <table:table-cell table:style-name="Table6.A1" office:value-type="string">
            <text:p text:style-name="P21">Closed-circuit television (CCTV)</text:p>
          </table:table-cell>
          <table:table-cell table:style-name="Table6.A1" office:value-type="string">
            <text:p text:style-name="P21">Preventative/Detective</text:p>
          </table:table-cell>
          <table:table-cell table:style-name="Table6.A1" office:value-type="string">
            <text:p text:style-name="P21">Closed circuit television is both a preventative and detective control because it’s presence can reduce risk of certain types of events from occurring, and can be used after an event to inform on event conditions</text:p>
          </table:table-cell>
        </table:table-row>
        <table:table-row>
          <table:table-cell table:style-name="Table6.A1" office:value-type="string">
            <text:p text:style-name="P21">Locking cabinets (for network gear)</text:p>
          </table:table-cell>
          <table:table-cell table:style-name="Table6.A1" office:value-type="string">
            <text:p text:style-name="P21">Preventative</text:p>
          </table:table-cell>
          <table:table-cell table:style-name="Table6.A1" office:value-type="string">
            <text:p text:style-name="P21">Bolster integrity by preventing unauthorized personnel and other individuals from physically accessing or modifying network infrastructure gear </text:p>
          </table:table-cell>
        </table:table-row>
        <table:table-row>
          <table:table-cell table:style-name="Table6.A1" office:value-type="string">
            <text:p text:style-name="P21">Signage indicating alarm service provider</text:p>
          </table:table-cell>
          <table:table-cell table:style-name="Table6.A1" office:value-type="string">
            <text:p text:style-name="P21">Deterrent</text:p>
          </table:table-cell>
          <table:table-cell table:style-name="Table6.A1" office:value-type="string">
            <text:p text:style-name="P21">Deter certain types of threats by making the likelihood of a successful attack seem low</text:p>
          </table:table-cell>
        </table:table-row>
        <table:table-row>
          <table:table-cell table:style-name="Table6.A1" office:value-type="string">
            <text:p text:style-name="P21">Locks</text:p>
          </table:table-cell>
          <table:table-cell table:style-name="Table6.A1" office:value-type="string">
            <text:p text:style-name="P21">Deterrent/Preventative</text:p>
          </table:table-cell>
          <table:table-cell table:style-name="Table6.A1" office:value-type="string">
            <text:p text:style-name="P21">Bolster integrity by deterring and preventing unauthorized personnel, individuals from physically accessing assets</text:p>
          </table:table-cell>
        </table:table-row>
        <table:table-row>
          <table:table-cell table:style-name="Table6.A1" office:value-type="string">
            <text:p text:style-name="P21">Fire detection and prevention (fire alarm, sprinkler system, etc.)</text:p>
          </table:table-cell>
          <table:table-cell table:style-name="Table6.A1" office:value-type="string">
            <text:p text:style-name="P21">Detective/Preventative</text:p>
          </table:table-cell>
          <table:table-cell table:style-name="Table6.A1" office:value-type="string">
            <text:p text:style-name="P21">Detect fire in physical location and prevent damage to physical assets such as inventory, servers, etc.</text:p>
          </table:table-cell>
        </table:table-row>
      </table:table>
      <text:p text:style-name="P10"/>
      <text:h text:style-name="P25" text:outline-level="2"><text:soft-page-break/>Factores que determinan las auditorías</text:h>
      <text:p text:style-name="Text_20_body">Los factores que determinan los tipos de auditorías que una organización debe implementar incluyen:</text:p>
      <text:list xml:id="list7255913081527508463" text:style-name="L12">
        <text:list-item>
          <text:p text:style-name="P33">Tipo de industria</text:p>
        </text:list-item>
        <text:list-item>
          <text:p text:style-name="P33">Tamaño de la organización</text:p>
        </text:list-item>
        <text:list-item>
          <text:p text:style-name="P33">Vínculos con las regulaciones gubernamentales</text:p>
        </text:list-item>
        <text:list-item>
          <text:p text:style-name="P33">Ubicación geográfica de la empresa</text:p>
        </text:list-item>
        <text:list-item>
          <text:p text:style-name="P33">Decisión comercial de regirse por determinado cumplimiento normativo</text:p>
        </text:list-item>
      </text:list>
      <text:h text:style-name="P26" text:outline-level="2">Lista de control de la auditoría</text:h>
      <text:p text:style-name="Text_20_body">Antes de realizar una auditoría, es necesario crear una lista de control, que suele incluir los siguientes pasos:</text:p>
      <text:h text:style-name="Heading_20_3" text:outline-level="3"><text:span text:style-name="Strong_20_Emphasis">Identifica el ámbito de la auditoría</text:span></text:h>
      <text:list xml:id="list6172490716203627415" text:style-name="L13">
        <text:list-item>
          <text:p text:style-name="P34">La auditoría debería:</text:p>
          <text:list>
            <text:list-item>
              <text:p text:style-name="P34">Enumerar los activos que se evaluarán, por ejemplo, si los cortafuegos (firewalls) están bien configurados, si la información personal de identificación (PII) es segura, si los activos físicos están bloqueados, etc.</text:p>
            </text:list-item>
            <text:list-item>
              <text:p text:style-name="P34">Especificar de qué manera la auditoría ayudará a la organización a alcanzar sus objetivos.</text:p>
            </text:list-item>
            <text:list-item>
              <text:p text:style-name="P34">Indicar la frecuencia con la que debería realizarse.</text:p>
            </text:list-item>
            <text:list-item>
              <text:p text:style-name="P34">Incluir una evaluación de las políticas, protocolos y procedimientos de la organización para asegurar que funcionen según lo previsto y que el personal los esté poniendo en práctica.</text:p>
            </text:list-item>
          </text:list>
        </text:list-item>
      </text:list>
      <text:h text:style-name="Heading_20_3" text:outline-level="3"><text:span text:style-name="Strong_20_Emphasis">Completa una evaluación de riesgos</text:span></text:h>
      <text:list xml:id="list3467532687223424513" text:style-name="L14">
        <text:list-item>
          <text:p text:style-name="P35">Una evaluación de riesgos se utiliza para analizar los riesgos organizacionales identificados, relacionados con el presupuesto, los controles, los procesos internos y los estándares externos (por ejemplo, regulaciones).</text:p>
        </text:list-item>
      </text:list>
      <text:h text:style-name="Heading_20_3" text:outline-level="3"><text:span text:style-name="Strong_20_Emphasis">Realiza una auditoría</text:span></text:h>
      <text:list xml:id="list881702993340302768" text:style-name="L15">
        <text:list-item>
          <text:p text:style-name="P36">Al realizar una auditoría interna, evaluarás la seguridad de los activos identificados que se mencionan en el alcance de la auditoría.</text:p>
        </text:list-item>
      </text:list>
      <text:h text:style-name="Heading_20_3" text:outline-level="3"><text:span text:style-name="Strong_20_Emphasis">Crea un plan de mitigación</text:span></text:h>
      <text:list xml:id="list4593599395266527096" text:style-name="L16">
        <text:list-item>
          <text:p text:style-name="P37">Un plan de mitigación es una estrategia implementada para reducir el nivel de riesgo y los costos potenciales, sanciones u otros problemas que puedan perjudicar la postura de seguridad de la organización. </text:p>
        </text:list-item>
      </text:list>
      <text:h text:style-name="Heading_20_3" text:outline-level="3"><text:span text:style-name="Strong_20_Emphasis">Comunica los resultados a las partes interesadas</text:span></text:h>
      <text:list xml:id="list4841927926595800938" text:style-name="L17">
        <text:list-item>
          <text:p text:style-name="P38">El resultado final de este proceso es proporcionar un informe detallado de los hallazgos, las <text:soft-page-break/>mejoras sugeridas necesarias para reducir el nivel de riesgo de la organización, así como las normas y los estándares de cumplimiento que la empresa debe cumplir.</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uido Glielmi</meta:initial-creator>
    <meta:creation-date>2023-10-11T14:09:52.94</meta:creation-date>
    <dc:date>2023-10-29T14:28:01.21</dc:date>
    <dc:creator>Guido Glielmi</dc:creator>
    <meta:editing-duration>PT12H16M39S</meta:editing-duration>
    <meta:editing-cycles>117</meta:editing-cycles>
    <meta:generator>OpenOffice/4.1.11$Win32 OpenOffice.org_project/4111m1$Build-9808</meta:generator>
    <meta:document-statistic meta:table-count="6" meta:image-count="0" meta:object-count="0" meta:page-count="11" meta:paragraph-count="217" meta:word-count="2340" meta:character-count="16033"/>
  </office:meta>
</office:document-meta>
</file>